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48cm"/>
    </style:style>
    <style:style style:name="gr8" style:family="graphic" style:parent-style-name="standard">
      <style:graphic-properties draw:stroke="none" draw:fill="none" fo:min-height="0.4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.5cm" svg:x="2.3cm" svg:y="1.2cm">
          <text:p text:style-name="P1"><text:span text:style-name="T1">User uploads audio fi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3" draw:id="id3" draw:layer="layout" svg:width="3.7cm" svg:height="3.7cm" svg:x="2.7cm" svg:y="8.1cm">
          <text:p text:style-name="P1"><text:span text:style-name="T1">Is it a 16 bit </text:span></text:p>
          <text:p text:style-name="P1"><text:span text:style-name="T1">mono wav?</text:span></text:p>
          <text:p text:style-name="P1"><text:span text:style-name="T1">(</text:span><text:span text:style-name="T2">ffprobe</text:span><text:span text:style-name="T1">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3cm" svg:height="1.6cm" svg:x="8.384cm" svg:y="9.139cm">
          <draw:glue-point draw:id="8" svg:x="2.666cm" svg:y="5cm"/>
          <text:p text:style-name="P1"><text:span text:style-name="T1">Convert to 16 </text:span></text:p>
          <text:p text:style-name="P1"><text:span text:style-name="T1">bit mono wav</text:span></text:p>
          <text:p text:style-name="P1"><text:span text:style-name="T1">(</text:span><text:span text:style-name="T2">ffmpeg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7cm" svg:height="3.8cm" svg:x="2.7cm" svg:y="3.6cm">
          <text:p text:style-name="P1"><text:span text:style-name="T1">Is it a valid </text:span></text:p>
          <text:p text:style-name="P1"><text:span text:style-name="T1">audio file?</text:span></text:p>
          <text:p text:style-name="P1"><text:span text:style-name="T1">(</text:span><text:span text:style-name="T2">ffprobe</text:span><text:span text:style-name="T1">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4" draw:id="id4" draw:layer="layout" svg:width="4.6cm" svg:height="1.7cm" svg:x="2.2cm" svg:y="13.5cm">
          <draw:glue-point draw:id="8" svg:x="3.043cm" svg:y="-5cm"/>
          <text:p text:style-name="P1"><text:span text:style-name="T1">Run selected algorithm</text:span></text:p>
          <text:p text:style-name="P1"><text:span text:style-name="T1">(</text:span><text:span text:style-name="T2">windDet/distDet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cm" svg:height="1.1cm" svg:x="8.1cm" svg:y="13.8cm">
          <text:p text:style-name="P2"><text:span text:style-name="T1">report.js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8" draw:id="id8" draw:layer="layout" svg:width="3cm" svg:height="1.1cm" svg:x="8.1cm" svg:y="19.2cm">
          <text:p text:style-name="P2"><text:span text:style-name="T1">peaks.da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7" draw:id="id7" draw:layer="layout" svg:width="4.6cm" svg:height="1.7cm" svg:x="2.2cm" svg:y="18.9cm">
          <text:p text:style-name="P1"><text:span text:style-name="T1">Generate peaks </text:span></text:p>
          <text:p text:style-name="P1"><text:span text:style-name="T1">(</text:span><text:span text:style-name="T2">audiowaveform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cm" svg:height="1.1cm" svg:x="8.4cm" svg:y="1.4cm">
          <text:p text:style-name="P2"><text:span text:style-name="T1">input.aud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5" draw:id="id15" draw:layer="layout" svg:width="3cm" svg:height="1.1cm" svg:x="12.2cm" svg:y="9.4cm">
          <text:p text:style-name="P2"><text:span text:style-name="T1">converted.wa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3" draw:id="id13" draw:layer="layout" svg:width="3cm" svg:height="1.4cm" svg:x="14cm" svg:y="23.3cm">
          <text:p text:style-name="P2"><text:span text:style-name="T1">input.mp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4" draw:id="id14" draw:layer="layout" svg:width="3cm" svg:height="1.4cm" svg:x="14cm" svg:y="25.4cm">
          <text:p text:style-name="P2"><text:span text:style-name="T1">input.og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1" draw:id="id11" draw:layer="layout" svg:width="5cm" svg:height="1.8cm" svg:x="2cm" svg:y="27.3cm">
          <draw:glue-point draw:id="8" svg:x="2.2cm" svg:y="-5cm"/>
          <text:p text:style-name="P2"><text:span text:style-name="T1">Email user,</text:span></text:p>
          <text:p text:style-name="P2"><text:span text:style-name="T1">report comple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0" draw:id="id30" draw:layer="layout" svg:width="5cm" svg:height="1.5cm" svg:x="29.4cm" svg:y="4.6cm">
          <text:p text:style-name="P1"><text:span text:style-name="T1">User requests processed</text:span></text:p>
          <text:p text:style-name="P1"><text:span text:style-name="T1">file from report pag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2" draw:layer="layout" svg:x1="4.55cm" svg:y1="2.582cm" svg:x2="4.55cm" svg:y2="3.6cm" draw:start-shape="id1" draw:start-glue-point="6" draw:end-shape="id2" draw:end-glue-point="4" svg:d="M4550 2582v1018" svg:viewBox="0 0 1 1019">
          <text:p/>
        </draw:connector>
        <draw:connector draw:style-name="gr2" draw:text-style-name="P2" draw:layer="layout" svg:x1="4.55cm" svg:y1="7.4cm" svg:x2="4.55cm" svg:y2="8.1cm" draw:start-shape="id2" draw:start-glue-point="6" draw:end-shape="id3" draw:end-glue-point="4" svg:d="M4550 7400v700" svg:viewBox="0 0 1 701">
          <text:p/>
        </draw:connector>
        <draw:connector draw:style-name="gr2" draw:text-style-name="P2" draw:layer="layout" svg:x1="4.55cm" svg:y1="11.8cm" svg:x2="4.5cm" svg:y2="13.5cm" draw:start-shape="id3" draw:start-glue-point="6" draw:end-shape="id4" draw:end-glue-point="4" svg:d="M4550 11800v851h-50v849" svg:viewBox="0 0 51 1701">
          <text:p/>
        </draw:connector>
        <draw:connector draw:style-name="gr2" draw:text-style-name="P2" draw:layer="layout" svg:x1="6.4cm" svg:y1="9.95cm" svg:x2="8.384cm" svg:y2="9.939cm" draw:start-shape="id3" draw:start-glue-point="7" draw:end-shape="id5" draw:end-glue-point="5" svg:d="M6400 9950h993v-11h991" svg:viewBox="0 0 1985 12">
          <text:p/>
        </draw:connector>
        <draw:connector draw:style-name="gr2" draw:text-style-name="P2" draw:layer="layout" svg:x1="6.8cm" svg:y1="14.35cm" svg:x2="8.1cm" svg:y2="14.35cm" draw:start-shape="id4" draw:start-glue-point="7" draw:end-shape="id6" draw:end-glue-point="5" svg:d="M6800 14350h1300" svg:viewBox="0 0 1301 1">
          <text:p/>
        </draw:connector>
        <draw:connector draw:style-name="gr2" draw:text-style-name="P2" draw:layer="layout" svg:x1="6.8cm" svg:y1="19.75cm" svg:x2="8.1cm" svg:y2="19.75cm" draw:start-shape="id7" draw:start-glue-point="7" draw:end-shape="id8" draw:end-glue-point="5" svg:d="M6800 19750h1300" svg:viewBox="0 0 1301 1">
          <text:p/>
        </draw:connector>
        <draw:connector draw:style-name="gr2" draw:text-style-name="P2" draw:layer="layout" svg:x1="8.4cm" svg:y1="1.95cm" svg:x2="6.8cm" svg:y2="1.95cm" draw:start-shape="id9" draw:start-glue-point="5" draw:end-shape="id1" draw:end-glue-point="7" svg:d="M8400 1950h-1600" svg:viewBox="0 0 1601 1">
          <text:p/>
        </draw:connector>
        <draw:custom-shape draw:style-name="gr1" draw:text-style-name="P1" xml:id="id12" draw:id="id12" draw:layer="layout" svg:width="4.6cm" svg:height="1.7cm" svg:x="8cm" svg:y="23.1cm">
          <text:p text:style-name="P1"><text:span text:style-name="T1">Generate compressed</text:span></text:p>
          <text:p text:style-name="P1"><text:span text:style-name="T1">audio for playback</text:span></text:p>
          <text:p text:style-name="P1"><text:span text:style-name="T1">(</text:span><text:span text:style-name="T2">ffmpeg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2cm" svg:height="4.4cm" svg:x="2.4cm" svg:y="21.7cm">
          <text:p text:style-name="P1"><text:span text:style-name="T1">Is the audio in a </text:span></text:p>
          <text:p text:style-name="P1"><text:span text:style-name="T1">compressed format?</text:span></text:p>
          <text:p text:style-name="P1"><text:span text:style-name="T1">(</text:span><text:span text:style-name="T2">ffprobe</text:span><text:span text:style-name="T1">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4.5cm" svg:y1="20.6cm" svg:x2="4.5cm" svg:y2="21.7cm" draw:start-shape="id7" draw:start-glue-point="6" draw:end-shape="id10" draw:end-glue-point="4" svg:d="M4500 20600v1100" svg:viewBox="0 0 1 1101">
          <text:p/>
        </draw:connector>
        <draw:connector draw:style-name="gr2" draw:text-style-name="P2" draw:layer="layout" svg:x1="4.5cm" svg:y1="26.1cm" svg:x2="4.5cm" svg:y2="27.3cm" draw:start-shape="id10" draw:start-glue-point="6" draw:end-shape="id11" draw:end-glue-point="4" svg:d="M4500 26100v1200" svg:viewBox="0 0 1 1201">
          <text:p/>
        </draw:connector>
        <draw:connector draw:style-name="gr2" draw:text-style-name="P2" draw:layer="layout" svg:x1="6.6cm" svg:y1="23.9cm" svg:x2="8cm" svg:y2="23.95cm" draw:start-shape="id10" draw:start-glue-point="7" draw:end-shape="id12" draw:end-glue-point="5" svg:d="M6600 23900h701v50h699" svg:viewBox="0 0 1401 51">
          <text:p/>
        </draw:connector>
        <draw:connector draw:style-name="gr2" draw:text-style-name="P2" draw:layer="layout" svg:x1="12.6cm" svg:y1="23.95cm" svg:x2="14cm" svg:y2="24cm" draw:start-shape="id12" draw:start-glue-point="7" draw:end-shape="id13" draw:end-glue-point="5" svg:d="M12600 23950h701v50h699" svg:viewBox="0 0 1401 51">
          <text:p/>
        </draw:connector>
        <draw:connector draw:style-name="gr2" draw:text-style-name="P2" draw:layer="layout" svg:x1="12.6cm" svg:y1="23.95cm" svg:x2="14cm" svg:y2="26.1cm" draw:start-shape="id12" draw:start-glue-point="7" draw:end-shape="id14" svg:d="M12600 23950h701v2150h699" svg:viewBox="0 0 1401 2151">
          <text:p/>
        </draw:connector>
        <draw:connector draw:style-name="gr2" draw:text-style-name="P2" draw:layer="layout" svg:x1="10.3cm" svg:y1="24.8cm" svg:x2="5.6cm" svg:y2="27.3cm" draw:start-shape="id12" draw:start-glue-point="6" draw:end-shape="id11" draw:end-glue-point="8" svg:d="M10300 24800v1251h-4700v1249" svg:viewBox="0 0 4701 2501">
          <text:p/>
        </draw:connector>
        <draw:connector draw:style-name="gr2" draw:text-style-name="P2" draw:layer="layout" draw:line-skew="-8.701cm" svg:x1="15.5cm" svg:y1="23.3cm" svg:x2="9.9cm" svg:y2="2.435cm" draw:start-shape="id13" draw:start-glue-point="4" draw:end-shape="id9" draw:end-glue-point="6" svg:d="M15500 23300v-19100h-5600v-1765" svg:viewBox="0 0 5601 20866">
          <text:p/>
        </draw:connector>
        <draw:connector draw:style-name="gr2" draw:text-style-name="P2" draw:layer="layout" svg:x1="17cm" svg:y1="26.1cm" svg:x2="15.513cm" svg:y2="21.148cm" draw:start-shape="id14" draw:start-glue-point="7" svg:d="M17000 26100h502v-4952h-1989" svg:viewBox="0 0 1990 4953">
          <text:p/>
        </draw:connector>
        <draw:connector draw:style-name="gr2" draw:text-style-name="P2" draw:layer="layout" svg:x1="11.384cm" svg:y1="9.939cm" svg:x2="12.2cm" svg:y2="9.95cm" draw:start-shape="id5" draw:start-glue-point="7" draw:end-shape="id15" draw:end-glue-point="5" svg:d="M11384 9939h409v11h407" svg:viewBox="0 0 817 12">
          <text:p/>
        </draw:connector>
        <draw:custom-shape draw:style-name="gr1" draw:text-style-name="P1" xml:id="id16" draw:id="id16" draw:layer="layout" svg:width="4.4cm" svg:height="1.2cm" svg:x="11.9cm" svg:y="13.8cm">
          <text:p text:style-name="P2"><text:span text:style-name="T1">Graphs, audio </text:span></text:p>
          <text:p text:style-name="P2"><text:span text:style-name="T1">region highlight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7" draw:id="id17" draw:layer="layout" svg:width="4.4cm" svg:height="1.2cm" svg:x="11.9cm" svg:y="19.2cm">
          <text:p text:style-name="P2"><text:span text:style-name="T1">Preview audio</text:span></text:p>
          <text:p text:style-name="P2"><text:span text:style-name="T1">player dat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11.1cm" svg:y1="14.35cm" svg:x2="11.9cm" svg:y2="14.4cm" draw:start-shape="id6" draw:start-glue-point="7" draw:end-shape="id16" draw:end-glue-point="5" svg:d="M11100 14350h401v50h399" svg:viewBox="0 0 801 51">
          <text:p/>
        </draw:connector>
        <draw:connector draw:style-name="gr3" draw:text-style-name="P2" draw:layer="layout" svg:x1="11.1cm" svg:y1="19.75cm" svg:x2="11.9cm" svg:y2="19.8cm" draw:start-shape="id8" draw:start-glue-point="7" draw:end-shape="id17" draw:end-glue-point="5" svg:d="M11100 19750h401v50h399" svg:viewBox="0 0 801 51">
          <text:p/>
        </draw:connector>
        <draw:connector draw:style-name="gr2" draw:text-style-name="P2" draw:layer="layout" svg:x1="13.7cm" svg:y1="10.435cm" svg:x2="5.899cm" svg:y2="13.5cm" draw:start-shape="id15" draw:start-glue-point="6" draw:end-shape="id4" draw:end-glue-point="8" svg:d="M13700 10435v1566h-7801v1499" svg:viewBox="0 0 7802 3066">
          <text:p/>
        </draw:connector>
        <draw:custom-shape draw:style-name="gr1" draw:text-style-name="P1" xml:id="id18" draw:id="id18" draw:layer="layout" svg:width="4.6cm" svg:height="1.7cm" svg:x="2.2cm" svg:y="16.2cm">
          <draw:glue-point draw:id="8" svg:x="3.043cm" svg:y="-5cm"/>
          <text:p text:style-name="P1"><text:span text:style-name="T1">Delete converted.wa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4.5cm" svg:y1="15.2cm" svg:x2="4.5cm" svg:y2="16.2cm" draw:start-shape="id4" draw:start-glue-point="6" draw:end-shape="id18" draw:end-glue-point="4" svg:d="M4500 15200v1000" svg:viewBox="0 0 1 1001">
          <text:p/>
        </draw:connector>
        <draw:connector draw:style-name="gr2" draw:text-style-name="P2" draw:layer="layout" svg:x1="4.5cm" svg:y1="17.9cm" svg:x2="4.5cm" svg:y2="18.9cm" draw:start-shape="id18" draw:start-glue-point="6" draw:end-shape="id7" draw:end-glue-point="4" svg:d="M4500 17900v1000" svg:viewBox="0 0 1 1001">
          <text:p/>
        </draw:connector>
        <draw:connector draw:style-name="gr2" draw:text-style-name="P2" draw:layer="layout" svg:x1="13.7cm" svg:y1="9.4cm" svg:x2="13.7cm" svg:y2="4.204cm" draw:start-shape="id15" draw:start-glue-point="4" svg:d="M13700 9400v-5196" svg:viewBox="0 0 1 5197">
          <text:p/>
        </draw:connector>
        <draw:custom-shape draw:style-name="gr1" draw:text-style-name="P1" xml:id="id19" draw:id="id19" draw:layer="layout" svg:width="4.5cm" svg:height="1.2cm" svg:x="18.2cm" svg:y="23.4cm">
          <text:p text:style-name="P2"><text:span text:style-name="T1">Used in </text:span></text:p>
          <text:p text:style-name="P2"><text:span text:style-name="T1">browser preview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20" draw:id="id20" draw:layer="layout" svg:width="4.4cm" svg:height="1.2cm" svg:x="18cm" svg:y="25.4cm">
          <text:p text:style-name="P2"><text:span text:style-name="T1">Used in </text:span></text:p>
          <text:p text:style-name="P2"><text:span text:style-name="T1">browser preview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svg:x1="18.2cm" svg:y1="24cm" svg:x2="17cm" svg:y2="24cm" draw:start-shape="id19" draw:start-glue-point="5" draw:end-shape="id13" draw:end-glue-point="7" svg:d="M18200 24000h-1200" svg:viewBox="0 0 1201 1">
          <text:p/>
        </draw:connector>
        <draw:connector draw:style-name="gr2" draw:text-style-name="P2" draw:layer="layout" svg:x1="18cm" svg:y1="26cm" svg:x2="17cm" svg:y2="26.1cm" draw:start-shape="id20" draw:start-glue-point="5" draw:end-shape="id14" draw:end-glue-point="7" svg:d="M18000 26000h-499v100h-501" svg:viewBox="0 0 1001 101">
          <text:p/>
        </draw:connector>
        <draw:custom-shape draw:style-name="gr1" draw:text-style-name="P1" xml:id="id21" draw:id="id21" draw:layer="layout" svg:width="3.7cm" svg:height="3.7cm" svg:x="30.1cm" svg:y="11.4cm">
          <text:p text:style-name="P1"><text:span text:style-name="T1">Output quali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3cm" svg:height="1.1cm" svg:x="25.7cm" svg:y="6.5cm">
          <text:p text:style-name="P2"><text:span text:style-name="T1">report.json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" draw:text-style-name="P1" xml:id="id22" draw:id="id22" draw:layer="layout" svg:width="3cm" svg:height="1.4cm" svg:x="24.6cm" svg:y="12.5cm">
          <text:p text:style-name="P2"><text:span text:style-name="T1">input.mp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3" draw:id="id23" draw:layer="layout" svg:width="3cm" svg:height="1.4cm" svg:x="35.9cm" svg:y="12.5cm">
          <text:p text:style-name="P2"><text:span text:style-name="T1">input.aud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4" draw:id="id34" draw:layer="layout" svg:width="3cm" svg:height="1.4cm" svg:x="25.7cm" svg:y="18.1cm">
          <text:p text:style-name="P2"><text:span text:style-name="T1">muted.aud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6" draw:id="id26" draw:layer="layout" svg:width="3cm" svg:height="3.2cm" svg:x="35.9cm" svg:y="16.2cm">
          <text:p text:style-name="P2"><text:span text:style-name="T1">region0.mp3</text:span></text:p>
          <text:p text:style-name="P2"><text:span text:style-name="T1">region1.mp3</text:span></text:p>
          <text:p text:style-name="P2"><text:span text:style-name="T1">region2.mp3</text:span></text:p>
          <text:p text:style-name="P2"><text:span text:style-name="T1">…</text:span></text:p>
          <text:p text:style-name="P2"><text:span text:style-name="T1">regionN.mp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7" draw:id="id27" draw:layer="layout" svg:width="3cm" svg:height="3.2cm" svg:x="36.4cm" svg:y="17.1cm">
          <text:p text:style-name="P2"><text:span text:style-name="T1">region0.audio</text:span></text:p>
          <text:p text:style-name="P2"><text:span text:style-name="T1">region1.audio</text:span></text:p>
          <text:p text:style-name="P2"><text:span text:style-name="T1">region2.audio</text:span></text:p>
          <text:p text:style-name="P2"><text:span text:style-name="T1">…</text:span></text:p>
          <text:p text:style-name="P2"><text:span text:style-name="T1">regionN.audi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5" draw:id="id25" draw:layer="layout" svg:width="3cm" svg:height="1.3cm" svg:x="24.6cm" svg:y="17.1cm">
          <text:p text:style-name="P2"><text:span text:style-name="T1">muted.mp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4" draw:id="id24" draw:layer="layout" svg:width="3.2cm" svg:height="3.2cm" svg:x="30.4cm" svg:y="16.2cm">
          <text:p text:style-name="P1"><text:span text:style-name="T1">Output typ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29" draw:id="id29" draw:layer="layout" svg:width="4.6cm" svg:height="1.7cm" svg:x="29.5cm" svg:y="23.9cm">
          <draw:glue-point draw:id="8" svg:x="-2.391cm" svg:y="-5cm"/>
          <draw:glue-point draw:id="9" svg:x="2.173cm" svg:y="-5cm"/>
          <text:p text:style-name="P1"><text:span text:style-name="T1">Generate output</text:span></text:p>
          <text:p text:style-name="P1"><text:span text:style-name="T1">(</text:span><text:span text:style-name="T2">ffmpeg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0.1cm" svg:y1="13.25cm" svg:x2="27.6cm" svg:y2="13.2cm" draw:start-shape="id21" draw:start-glue-point="5" draw:end-shape="id22" draw:end-glue-point="7" svg:d="M30100 13250h-1249v-50h-1251" svg:viewBox="0 0 2501 51">
          <text:p/>
        </draw:connector>
        <draw:connector draw:style-name="gr2" draw:text-style-name="P2" draw:layer="layout" svg:x1="33.8cm" svg:y1="13.25cm" svg:x2="35.9cm" svg:y2="13.2cm" draw:start-shape="id21" draw:start-glue-point="7" draw:end-shape="id23" draw:end-glue-point="5" svg:d="M33800 13250h1051v-50h1049" svg:viewBox="0 0 2101 51">
          <text:p/>
        </draw:connector>
        <draw:connector draw:style-name="gr2" draw:text-style-name="P2" draw:layer="layout" svg:x1="31.95cm" svg:y1="15.1cm" svg:x2="32cm" svg:y2="16.2cm" draw:start-shape="id21" draw:start-glue-point="6" draw:end-shape="id24" draw:end-glue-point="4" svg:d="M31950 15100v551h50v549" svg:viewBox="0 0 51 1101">
          <text:p/>
        </draw:connector>
        <draw:connector draw:style-name="gr2" draw:text-style-name="P2" draw:layer="layout" svg:x1="30.4cm" svg:y1="17.8cm" svg:x2="27.6cm" svg:y2="17.75cm" draw:start-shape="id24" draw:start-glue-point="5" draw:end-shape="id25" draw:end-glue-point="7" svg:d="M30400 17800h-1399v-50h-1401" svg:viewBox="0 0 2801 51">
          <text:p/>
        </draw:connector>
        <draw:connector draw:style-name="gr2" draw:text-style-name="P2" draw:layer="layout" svg:x1="33.6cm" svg:y1="17.8cm" svg:x2="35.9cm" svg:y2="17.8cm" draw:start-shape="id24" draw:start-glue-point="7" draw:end-shape="id26" draw:end-glue-point="5" svg:d="M33600 17800h2300" svg:viewBox="0 0 2301 1">
          <text:p/>
        </draw:connector>
        <draw:custom-shape draw:style-name="gr1" draw:text-style-name="P1" xml:id="id28" draw:id="id28" draw:layer="layout" svg:width="3cm" svg:height="1.3cm" svg:x="36cm" svg:y="22.4cm">
          <text:p text:style-name="P2"><text:span text:style-name="T1">regions.zi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svg:x1="37.9cm" svg:y1="20.111cm" svg:x2="37.5cm" svg:y2="22.4cm" draw:start-shape="id27" draw:start-glue-point="6" draw:end-shape="id28" draw:end-glue-point="4" svg:d="M37900 20111v1240h-400v1049" svg:viewBox="0 0 401 2290">
          <text:p/>
        </draw:connector>
        <draw:connector draw:style-name="gr2" draw:text-style-name="P2" draw:layer="layout" svg:x1="32cm" svg:y1="19.4cm" svg:x2="31.8cm" svg:y2="23.9cm" draw:start-shape="id24" draw:start-glue-point="6" draw:end-shape="id29" svg:d="M32000 19400v2251h-200v2249" svg:viewBox="0 0 201 4501">
          <text:p/>
        </draw:connector>
        <draw:connector draw:style-name="gr2" draw:text-style-name="P2" draw:layer="layout" svg:x1="37.5cm" svg:y1="23.623cm" svg:x2="32.799cm" svg:y2="23.9cm" draw:start-shape="id28" draw:start-glue-point="6" draw:end-shape="id29" draw:end-glue-point="9" svg:d="M37500 23623v579h-2449v-803h-2252v501" svg:viewBox="0 0 4702 804">
          <text:p/>
        </draw:connector>
        <draw:custom-shape draw:style-name="gr1" draw:text-style-name="P1" xml:id="id31" draw:id="id31" draw:layer="layout" svg:width="3.7cm" svg:height="3.7cm" svg:x="30.1cm" svg:y="7.3cm">
          <text:p text:style-name="P1"><text:span text:style-name="T1">Sensitivity </text:span></text:p>
          <text:p text:style-name="P1"><text:span text:style-name="T1">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2" draw:id="id32" draw:layer="layout" svg:width="3cm" svg:height="1.6cm" svg:x="25.7cm" svg:y="8.4cm">
          <draw:glue-point draw:id="8" svg:x="2.666cm" svg:y="5cm"/>
          <text:p text:style-name="P1"><text:span text:style-name="T1">Time data </text:span></text:p>
          <text:p text:style-name="P1"><text:span text:style-name="T1">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1.9cm" svg:y1="5.982cm" svg:x2="31.95cm" svg:y2="7.3cm" draw:start-shape="id30" draw:start-glue-point="6" draw:end-shape="id31" draw:end-glue-point="4" svg:d="M31900 5982v719h50v599" svg:viewBox="0 0 51 1319">
          <text:p/>
        </draw:connector>
        <draw:connector draw:style-name="gr2" draw:text-style-name="P2" draw:layer="layout" svg:x1="31.95cm" svg:y1="11cm" svg:x2="31.95cm" svg:y2="11.4cm" draw:start-shape="id31" draw:start-glue-point="6" draw:end-shape="id21" draw:end-glue-point="4" svg:d="M31950 11000v400" svg:viewBox="0 0 1 401">
          <text:p/>
        </draw:connector>
        <draw:connector draw:style-name="gr2" draw:text-style-name="P2" draw:layer="layout" svg:x1="30.1cm" svg:y1="9.15cm" svg:x2="28.7cm" svg:y2="9.2cm" draw:start-shape="id31" draw:start-glue-point="5" draw:end-shape="id32" draw:end-glue-point="7" svg:d="M30100 9150h-699v50h-701" svg:viewBox="0 0 1401 51">
          <text:p/>
        </draw:connector>
        <draw:connector draw:style-name="gr2" draw:text-style-name="P2" draw:layer="layout" svg:x1="27.2cm" svg:y1="8.4cm" svg:x2="27.2cm" svg:y2="7.535cm" draw:start-shape="id32" draw:start-glue-point="4" draw:end-shape="id33" draw:end-glue-point="6" svg:d="M27200 8400v-865" svg:viewBox="0 0 1 866">
          <text:p/>
        </draw:connector>
        <draw:frame draw:style-name="gr4" draw:layer="layout" svg:width="9.8cm" svg:height="1.1cm" svg:x="26.6cm" svg:y="3.1cm">
          <draw:text-box>
            <text:p>Report page: audio output flow</text:p>
          </draw:text-box>
        </draw:frame>
        <draw:frame draw:style-name="gr5" draw:layer="layout" svg:width="9.13cm" svg:height="0.963cm" svg:x="11.47cm" svg:y="2.3cm">
          <draw:text-box>
            <text:p>Upload file flow</text:p>
          </draw:text-box>
        </draw:frame>
        <draw:connector draw:style-name="gr2" draw:text-style-name="P2" draw:layer="layout" svg:x1="27.2cm" svg:y1="19.417cm" svg:x2="32.799cm" svg:y2="23.9cm" draw:start-shape="id34" draw:start-glue-point="6" draw:end-shape="id29" draw:end-glue-point="9" svg:d="M27200 19417v2284h5599v2199" svg:viewBox="0 0 5600 4484">
          <text:p/>
        </draw:connector>
        <draw:frame draw:style-name="gr6" draw:text-style-name="P3" draw:layer="layout" svg:width="1.044cm" svg:height="0.729cm" svg:x="6.9cm" svg:y="9.2cm">
          <draw:text-box>
            <text:p><text:span text:style-name="T1">No</text:span></text:p>
          </draw:text-box>
        </draw:frame>
        <draw:frame draw:style-name="gr7" draw:layer="layout" svg:width="1.4cm" svg:height="0.73cm" svg:x="4.9cm" svg:y="7.37cm">
          <draw:text-box>
            <text:p><text:span text:style-name="T1">Yes</text:span></text:p>
          </draw:text-box>
        </draw:frame>
        <draw:custom-shape draw:style-name="gr1" draw:text-style-name="P1" xml:id="id35" draw:id="id35" draw:layer="layout" svg:width="3.5cm" svg:height="1.1cm" svg:x="7.4cm" svg:y="5cm">
          <draw:glue-point draw:id="8" svg:x="2.2cm" svg:y="-5cm"/>
          <text:p text:style-name="P2"><text:span text:style-name="T1">Quit, log 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6.4cm" svg:y1="5.5cm" svg:x2="7.4cm" svg:y2="5.55cm" draw:start-shape="id2" draw:start-glue-point="7" draw:end-shape="id35" draw:end-glue-point="5" svg:d="M6400 5500h501v50h499" svg:viewBox="0 0 1001 51">
          <text:p/>
        </draw:connector>
        <draw:frame draw:style-name="gr6" draw:text-style-name="P3" draw:layer="layout" svg:width="1.044cm" svg:height="0.729cm" svg:x="6.4cm" svg:y="4.571cm">
          <draw:text-box>
            <text:p><text:span text:style-name="T1">No</text:span></text:p>
          </draw:text-box>
        </draw:frame>
        <draw:frame draw:style-name="gr6" draw:text-style-name="P3" draw:layer="layout" svg:width="1.044cm" svg:height="0.729cm" svg:x="6.7cm" svg:y="22.971cm">
          <draw:text-box>
            <text:p><text:span text:style-name="T1">No</text:span></text:p>
          </draw:text-box>
        </draw:frame>
        <draw:frame draw:style-name="gr7" draw:layer="layout" svg:width="1.4cm" svg:height="0.73cm" svg:x="3.1cm" svg:y="26.1cm">
          <draw:text-box>
            <text:p><text:span text:style-name="T1">Yes</text:span></text:p>
          </draw:text-box>
        </draw:frame>
        <draw:frame draw:style-name="gr8" draw:layer="layout" svg:width="3cm" svg:height="0.729cm" svg:x="27.5cm" svg:y="12.571cm">
          <draw:text-box>
            <text:p><text:span text:style-name="T1">Compressed</text:span></text:p>
          </draw:text-box>
        </draw:frame>
        <draw:frame draw:style-name="gr7" draw:layer="layout" svg:width="2.907cm" svg:height="0.73cm" svg:x="33.7cm" svg:y="12.37cm">
          <draw:text-box>
            <text:p><text:span text:style-name="T1">Source</text:span></text:p>
          </draw:text-box>
        </draw:frame>
        <draw:connector draw:style-name="gr2" draw:text-style-name="P2" draw:layer="layout" draw:line-skew="-1.499cm" svg:x1="25.7cm" svg:y1="9.2cm" svg:x2="29.5cm" svg:y2="24.75cm" draw:start-shape="id32" draw:start-glue-point="5" draw:end-shape="id29" draw:end-glue-point="5" svg:d="M25700 9200h-2000v15550h5800" svg:viewBox="0 0 5801 15551">
          <text:p/>
        </draw:connector>
        <draw:connector draw:style-name="gr2" draw:text-style-name="P2" draw:layer="layout" draw:type="curve" svg:x1="26.1cm" svg:y1="13.817cm" svg:x2="26.1cm" svg:y2="17.1cm" draw:start-shape="id22" draw:start-glue-point="6" draw:end-shape="id25" draw:end-glue-point="4" svg:d="M26100 13817v3283" svg:viewBox="0 0 1 3284">
          <text:p/>
        </draw:connector>
        <draw:connector draw:style-name="gr2" draw:text-style-name="P2" draw:layer="layout" draw:type="curve" svg:x1="26.1cm" svg:y1="13.817cm" svg:x2="37.4cm" svg:y2="16.2cm" draw:start-shape="id22" draw:start-glue-point="6" draw:end-shape="id26" draw:end-glue-point="4" svg:d="M26100 13817c0 1851 11300 660 11300 2383" svg:viewBox="0 0 11301 2384">
          <text:p/>
        </draw:connector>
        <draw:connector draw:style-name="gr2" draw:text-style-name="P2" draw:layer="layout" draw:type="curve" svg:x1="37.4cm" svg:y1="13.817cm" svg:x2="27.2cm" svg:y2="18.1cm" draw:start-shape="id23" draw:start-glue-point="6" draw:end-shape="id34" svg:d="M37400 13817c0 3276-10200 1135-10200 4283" svg:viewBox="0 0 10201 4284">
          <text:p/>
        </draw:connector>
        <draw:connector draw:style-name="gr2" draw:text-style-name="P2" draw:layer="layout" draw:type="curve" svg:x1="37.4cm" svg:y1="13.817cm" svg:x2="37.9cm" svg:y2="17.1cm" draw:start-shape="id23" draw:start-glue-point="6" draw:end-shape="id27" draw:end-glue-point="4" svg:d="M37400 13817c0 2526 500 885 500 3283" svg:viewBox="0 0 501 3284">
          <text:p/>
        </draw:connector>
        <draw:frame draw:style-name="gr8" draw:layer="layout" svg:width="3cm" svg:height="0.729cm" svg:x="33.5cm" svg:y="17cm">
          <draw:text-box>
            <text:p><text:span text:style-name="T1">Regions</text:span></text:p>
          </draw:text-box>
        </draw:frame>
        <draw:frame draw:style-name="gr8" draw:layer="layout" svg:width="3cm" svg:height="1.207cm" svg:x="28.2cm" svg:y="16.693cm">
          <draw:text-box>
            <text:p><text:span text:style-name="T1">Muted sections</text:span></text:p>
          </draw:text-box>
        </draw:frame>
        <draw:frame draw:style-name="gr6" draw:text-style-name="P3" draw:layer="layout" svg:width="1.306cm" svg:height="0.729cm" svg:x="28.9cm" svg:y="8.4cm">
          <draw:text-box>
            <text:p><text:span text:style-name="T1">flo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4:54:58.478606320</meta:creation-date>
    <dc:date>2015-03-25T16:23:01.784722508</dc:date>
    <meta:editing-duration>PT55M59S</meta:editing-duration>
    <meta:editing-cycles>5</meta:editing-cycles>
    <meta:generator>LibreOffice/4.2.7.2$Linux_X86_64 LibreOffice_project/420m0$Build-2</meta:generator>
    <meta:document-statistic meta:object-count="90"/>
  </office:meta>
</office:document-meta>
</file>